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9f0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o: tomwhartung@gmail.com</text:p>
      <text:p text:style-name="Preformatted_20_Text">From: Vanessa Van Edwards &lt;support@scienceofpeople.com&gt;</text:p>
      <text:p text:style-name="Preformatted_20_Text">Subject: Your Big 5 Personality Index Results</text:p>
      <text:p text:style-name="Preformatted_20_Text">Mime-Version: 1.0</text:p>
      <text:p text:style-name="Preformatted_20_Text">Content-Type: multipart/alternative; boundary="ff9f48d19abb4d5e9979083013001b6d"</text:p>
      <text:p text:style-name="Preformatted_20_Text"></text:p>
      <text:p text:style-name="Preformatted_20_Text">--ff9f48d19abb4d5e9979083013001b6d</text:p>
      <text:p text:style-name="Preformatted_20_Text">Content-Transfer-Encoding: quoted-printable</text:p>
      <text:p text:style-name="Preformatted_20_Text">Content-Type: text/plain; charset="utf-8"</text:p>
      <text:p text:style-name="Preformatted_20_Text">Mime-Version: 1.0</text:p>
      <text:p text:style-name="Preformatted_20_Text"></text:p>
      <text:p text:style-name="Preformatted_20_Text">Image</text:p>
      <text:p text:style-name="Preformatted_20_Text">=C2=A0</text:p>
      <text:p text:style-name="Preformatted_20_Text"></text:p>
      <text:p text:style-name="Preformatted_20_Text">Hey=C2=A0Tom h.,=C2=A0</text:p>
      <text:p text:style-name="Preformatted_20_Text"></text:p>
      <text:p text:style-name="Preformatted_20_Text">=C2=A0</text:p>
      <text:p text:style-name="Preformatted_20_Text"></text:p>
      <text:p text:style-name="Preformatted_20_Text">As promised, here are the results from your Big 5 Personality Index you jus=</text:p>
      <text:p text:style-name="Preformatted_20_Text">t completed with Science of People.</text:p>
      <text:p text:style-name="Preformatted_20_Text"></text:p>
      <text:p text:style-name="Preformatted_20_Text">=C2=A0</text:p>
      <text:p text:style-name="Preformatted_20_Text"></text:p>
      <text:p text:style-name="Preformatted_20_Text">Remember this information is only as good as how you use it! Think about ho=</text:p>
      <text:p text:style-name="Preformatted_20_Text">w you can set up your personal and professional life to play to your person=</text:p>
      <text:p text:style-name="Preformatted_20_Text">ality's strengths. Forward this message to friends or colleagues so they ca=</text:p>
      <text:p text:style-name="Preformatted_20_Text">n take the quiz themselves ( https://www.scienceofpeople.com/personality/?u=</text:p>
      <text:p text:style-name="Preformatted_20_Text">tm_campaign=3DDeliver+Quiz+Results&amp;utm_content=3DYour+Big+5+Personality+Ind=</text:p>
      <text:p text:style-name="Preformatted_20_Text">ex+Results&amp;utm_id=3Dtomwhartung%40gmail.com&amp;utm_medium=3Demail_action&amp;utm_s=</text:p>
      <text:p text:style-name="Preformatted_20_Text">ource=3Dcustomer.io ), and then compare how your personalities are similar,=</text:p>
      <text:p text:style-name="Preformatted_20_Text"><text:s/>or how you might communicate differently in certain areas.</text:p>
      <text:p text:style-name="Preformatted_20_Text"></text:p>
      <text:p text:style-name="Preformatted_20_Text">Your Big 5 Personality Results</text:p>
      <text:p text:style-name="Preformatted_20_Text"></text:p>
      <text:p text:style-name="Preformatted_20_Text">=C2=A0</text:p>
      <text:p text:style-name="Preformatted_20_Text"></text:p>
      <text:p text:style-name="Preformatted_20_Text">Openness: You are high open</text:p>
      <text:p text:style-name="Preformatted_20_Text"></text:p>
      <text:p text:style-name="Preformatted_20_Text">=C2=A0</text:p>
      <text:p text:style-name="Preformatted_20_Text"></text:p>
      <text:p text:style-name="Preformatted_20_Text">If you are high in openness you love trying new things and having new exper=</text:p>
      <text:p text:style-name="Preformatted_20_Text">iences. You are curious and imaginative. You love coming up with new ideas =</text:p>
      <text:p text:style-name="Preformatted_20_Text">and new ways of doing things. You thrive off of new! High opens often adven=</text:p>
      <text:p text:style-name="Preformatted_20_Text">ture and are usually the first to try something for the first time.</text:p>
      <text:p text:style-name="Preformatted_20_Text"></text:p>
      <text:p text:style-name="Preformatted_20_Text">=C2=A0</text:p>
      <text:p text:style-name="Preformatted_20_Text"></text:p>
      <text:p text:style-name="Preformatted_20_Text">If you want to maximize your high openness, try:</text:p>
      <text:p text:style-name="Preformatted_20_Text"></text:p>
      <text:p text:style-name="Preformatted_20_Text">* Signing up for a new activity every month =E2=80=94 it will help you prev=</text:p>
      <text:p text:style-name="Preformatted_20_Text">ent burnout.</text:p>
      <text:p text:style-name="Preformatted_20_Text">* Exercising your imagination and talent for coming up with new ideas at wo=</text:p>
      <text:p text:style-name="Preformatted_20_Text">rk or with hobbies.</text:p>
      <text:p text:style-name="Preformatted_20_Text">* Finding an adventure buddy to help you exercise your high openness.</text:p>
      <text:p text:style-name="Preformatted_20_Text"></text:p>
      <text:p text:style-name="Preformatted_20_Text">Conscientiousness: You are high conscientious</text:p>
      <text:p text:style-name="Preformatted_20_Text"></text:p>
      <text:p text:style-name="Preformatted_20_Text">=C2=A0</text:p>
      <text:p text:style-name="Preformatted_20_Text"></text:p>
      <text:p text:style-name="Preformatted_20_Text"><text:soft-page-break/>Conscientiousness describes your approach to organization and details. If y=</text:p>
      <text:p text:style-name="Preformatted_20_Text">ou are high in conscientiousness you are very organized. You love details a=</text:p>
      <text:p text:style-name="Preformatted_20_Text">nd don=E2=80=99t like to be unplanned. You are efficient and excel at to do=</text:p>
      <text:p text:style-name="Preformatted_20_Text"><text:s/>lists. You might especially enjoy checking things off your to do list for =</text:p>
      <text:p text:style-name="Preformatted_20_Text">a job well done! You are dependable, dutiful and a hard worker.=C2=A0</text:p>
      <text:p text:style-name="Preformatted_20_Text"></text:p>
      <text:p text:style-name="Preformatted_20_Text">=C2=A0</text:p>
      <text:p text:style-name="Preformatted_20_Text"></text:p>
      <text:p text:style-name="Preformatted_20_Text">If you want to maximize your high conscientiousness, try:</text:p>
      <text:p text:style-name="Preformatted_20_Text"></text:p>
      <text:p text:style-name="Preformatted_20_Text">* Loaning out your organization abilities to a colleague or partner in need=</text:p>
      <text:p text:style-name="Preformatted_20_Text"><text:s/>=E2=80=94 what comes naturally to you does not come naturally to everyone =</text:p>
      <text:p text:style-name="Preformatted_20_Text">else!</text:p>
      <text:p text:style-name="Preformatted_20_Text">* Volunteering to be the coordinator, scheduler, note-taker at work or in y=</text:p>
      <text:p text:style-name="Preformatted_20_Text">our activities.</text:p>
      <text:p text:style-name="Preformatted_20_Text">* Exercising your talent for detail with the right kinds of hobbies and pro=</text:p>
      <text:p text:style-name="Preformatted_20_Text">jects.</text:p>
      <text:p text:style-name="Preformatted_20_Text"></text:p>
      <text:p text:style-name="Preformatted_20_Text">Extroversion: You are medium extroversion</text:p>
      <text:p text:style-name="Preformatted_20_Text"></text:p>
      <text:p text:style-name="Preformatted_20_Text">=C2=A0</text:p>
      <text:p text:style-name="Preformatted_20_Text"></text:p>
      <text:p text:style-name="Preformatted_20_Text">Extroversion describes how you interact with people. People who are medium =</text:p>
      <text:p text:style-name="Preformatted_20_Text">in extroversion are called ambiverts because they can dial up or dial down =</text:p>
      <text:p text:style-name="Preformatted_20_Text">depending on the situation. You are very adaptable to people situations =E2=</text:p>
      <text:p text:style-name="Preformatted_20_Text">=80=94 if you need to be outgoing, you can be, but it is draining. You can =</text:p>
      <text:p text:style-name="Preformatted_20_Text">also spend an entire day alone very happy and content =E2=80=94 but three d=</text:p>
      <text:p text:style-name="Preformatted_20_Text">ays in a row might be too many.</text:p>
      <text:p text:style-name="Preformatted_20_Text"></text:p>
      <text:p text:style-name="Preformatted_20_Text">=C2=A0</text:p>
      <text:p text:style-name="Preformatted_20_Text"></text:p>
      <text:p text:style-name="Preformatted_20_Text">If you want to maximize your ambiversion, try:</text:p>
      <text:p text:style-name="Preformatted_20_Text"></text:p>
      <text:p text:style-name="Preformatted_20_Text">* Finding the people who make you your best self. Ambiverts come alive arou=</text:p>
      <text:p text:style-name="Preformatted_20_Text">nd supportive people.</text:p>
      <text:p text:style-name="Preformatted_20_Text">* Saying no to the people and places that drain you. The wrong social outin=</text:p>
      <text:p text:style-name="Preformatted_20_Text">gs can be a source of dread for an entire week=E2=80=93just say no!</text:p>
      <text:p text:style-name="Preformatted_20_Text">* See more tips for ambiverts in our ambivert guide ( https://www.scienceof=</text:p>
      <text:p text:style-name="Preformatted_20_Text">people.com/ambivert/?utm_campaign=3DDeliver+Quiz+Results&amp;utm_content=3DYour=</text:p>
      <text:p text:style-name="Preformatted_20_Text">+Big+5+Personality+Index+Results&amp;utm_id=3Dtomwhartung%40gmail.com&amp;utm_mediu=</text:p>
      <text:p text:style-name="Preformatted_20_Text">m=3Demail_action&amp;utm_source=3Dcustomer.io ) here.</text:p>
      <text:p text:style-name="Preformatted_20_Text"></text:p>
      <text:p text:style-name="Preformatted_20_Text">=C2=A0</text:p>
      <text:p text:style-name="Preformatted_20_Text"></text:p>
      <text:p text:style-name="Preformatted_20_Text">Special Note: If you are medium in many of the traits, try sending this Per=</text:p>
      <text:p text:style-name="Preformatted_20_Text">sonality Test ( https://www.scienceofpeople.com/personality/?utm_campaign=</text:p>
      <text:p text:style-name="Preformatted_20_Text">=3DDeliver+Quiz+Results&amp;utm_content=3DYour+Big+5+Personality+Index+Results&amp;=</text:p>
      <text:p text:style-name="Preformatted_20_Text">utm_id=3Dtomwhartung%40gmail.com&amp;utm_medium=3Demail_action&amp;utm_source=3Dcus=</text:p>
      <text:p text:style-name="Preformatted_20_Text">tomer.io ) to someone else to take it as you. This checks your answers to m=</text:p>
      <text:p text:style-name="Preformatted_20_Text">ake sure you are where you think you are!</text:p>
      <text:p text:style-name="Preformatted_20_Text"></text:p>
      <text:p text:style-name="Preformatted_20_Text">=C2=A0</text:p>
      <text:p text:style-name="Preformatted_20_Text"></text:p>
      <text:p text:style-name="Preformatted_20_Text">Agreeableness: You are highly agreeable</text:p>
      <text:p text:style-name="Preformatted_20_Text"></text:p>
      <text:p text:style-name="Preformatted_20_Text">=C2=A0</text:p>
      <text:p text:style-name="Preformatted_20_Text"></text:p>
      <text:p text:style-name="Preformatted_20_Text">Highly agreeable people are =E2=80=9Cyes=E2=80=9D people. If this is you th=</text:p>
      <text:p text:style-name="Preformatted_20_Text">en you like to say yes to every request. You may even be a people pleaser. =</text:p>
      <text:p text:style-name="Preformatted_20_Text"><text:soft-page-break/>If you rate high in agreeableness you are likely friendly and compassionate=</text:p>
      <text:p text:style-name="Preformatted_20_Text">=2E Highly agreeable people are also typ=</text:p>
      <text:p text:style-name="Preformatted_20_Text">ically great team players. You are li=</text:p>
      <text:p text:style-name="Preformatted_20_Text">kely empathetic and very good at getting people to collaborate and cooperat=</text:p>
      <text:p text:style-name="Preformatted_20_Text">e. You might also be good at getting people to feel at ease, which makes it=</text:p>
      <text:p text:style-name="Preformatted_20_Text"><text:s/>so people like to open up to you (and tell you their life story!)</text:p>
      <text:p text:style-name="Preformatted_20_Text"></text:p>
      <text:p text:style-name="Preformatted_20_Text">=C2=A0</text:p>
      <text:p text:style-name="Preformatted_20_Text"></text:p>
      <text:p text:style-name="Preformatted_20_Text">If you want to maximize your high agreeableness, try:</text:p>
      <text:p text:style-name="Preformatted_20_Text"></text:p>
      <text:p text:style-name="Preformatted_20_Text">* Do you struggle with being indecisive? This is because you want everyone =</text:p>
      <text:p text:style-name="Preformatted_20_Text">else to be happy =E2=80=94 make sure you are getting your needs met too.</text:p>
      <text:p text:style-name="Preformatted_20_Text">* You are a great team player =E2=80=94 and very good at supporting others =</text:p>
      <text:p text:style-name="Preformatted_20_Text">and helping them. Leverage this super power!</text:p>
      <text:p text:style-name="Preformatted_20_Text">* Learn your boundaries. If you are a people pleaser you can sometimes say =</text:p>
      <text:p text:style-name="Preformatted_20_Text">yes to the wrong things.</text:p>
      <text:p text:style-name="Preformatted_20_Text"></text:p>
      <text:p text:style-name="Preformatted_20_Text">=C2=A0</text:p>
      <text:p text:style-name="Preformatted_20_Text"></text:p>
      <text:p text:style-name="Preformatted_20_Text">Neuroticism: You are medium neurotic</text:p>
      <text:p text:style-name="Preformatted_20_Text"></text:p>
      <text:p text:style-name="Preformatted_20_Text">=C2=A0</text:p>
      <text:p text:style-name="Preformatted_20_Text"></text:p>
      <text:p text:style-name="Preformatted_20_Text">If you are medium in neuroticism, certain situations (or people) can set yo=</text:p>
      <text:p text:style-name="Preformatted_20_Text">u off. You can get burned out if you sign up for too much. On a bad week, i=</text:p>
      <text:p text:style-name="Preformatted_20_Text">t is hard to fall asleep because you are worrying about all areas of your l=</text:p>
      <text:p text:style-name="Preformatted_20_Text">ife. The good news is as a medium neurotic you can usually find ways to sta=</text:p>
      <text:p text:style-name="Preformatted_20_Text">bilize.</text:p>
      <text:p text:style-name="Preformatted_20_Text"></text:p>
      <text:p text:style-name="Preformatted_20_Text">=C2=A0</text:p>
      <text:p text:style-name="Preformatted_20_Text"></text:p>
      <text:p text:style-name="Preformatted_20_Text">If you want to maximize your neuroticism, try:</text:p>
      <text:p text:style-name="Preformatted_20_Text"></text:p>
      <text:p text:style-name="Preformatted_20_Text">* Noticing your anxiety triggers. What turns a neutral week into a bad week=</text:p>
      <text:p text:style-name="Preformatted_20_Text">? Stop the triggers before they start.</text:p>
      <text:p text:style-name="Preformatted_20_Text">* Creating some self-care routines to prevent burnout from happening in the=</text:p>
      <text:p text:style-name="Preformatted_20_Text"><text:s/>first place.</text:p>
      <text:p text:style-name="Preformatted_20_Text">* Find low neurotic friends to keep you grounded.</text:p>
      <text:p text:style-name="Preformatted_20_Text"></text:p>
      <text:p text:style-name="Preformatted_20_Text">=C2=A0</text:p>
      <text:p text:style-name="Preformatted_20_Text"></text:p>
      <text:p text:style-name="Preformatted_20_Text">Special Note: If you are medium in many of the traits, try sending this Per=</text:p>
      <text:p text:style-name="Preformatted_20_Text">sonality Test ( https://www.scienceofpeople.com/personality/?utm_campaign=</text:p>
      <text:p text:style-name="Preformatted_20_Text">=3DDeliver+Quiz+Results&amp;utm_content=3DYour+Big+5+Personality+Index+Results&amp;=</text:p>
      <text:p text:style-name="Preformatted_20_Text">utm_id=3Dtomwhartung%40gmail.com&amp;utm_medium=3Demail_action&amp;utm_source=3Dcus=</text:p>
      <text:p text:style-name="Preformatted_20_Text">tomer.io ) to someone else to take it as you. This checks your answers to m=</text:p>
      <text:p text:style-name="Preformatted_20_Text">ake sure you are where you think you are!</text:p>
      <text:p text:style-name="Preformatted_20_Text"></text:p>
      <text:p text:style-name="Preformatted_20_Text">=C2=A0</text:p>
      <text:p text:style-name="Preformatted_20_Text"></text:p>
      <text:p text:style-name="Preformatted_20_Text">Want to know what to do with all this intriguing information? Pick up a cop=</text:p>
      <text:p text:style-name="Preformatted_20_Text">y of my bestselling book: Captivate: The Science of Succeeding with People =</text:p>
      <text:p text:style-name="Preformatted_20_Text">( https://www.scienceofpeople.com/captivate/?utm_campaign=3DDeliver+Quiz+Re=</text:p>
      <text:p text:style-name="Preformatted_20_Text">sults&amp;utm_content=3DYour+Big+5+Personality+Index+Results&amp;utm_id=3Dtomwhartu=</text:p>
      <text:p text:style-name="Preformatted_20_Text">ng%40gmail.com&amp;utm_medium=3Demail_action&amp;utm_source=3Dcustomer.io ), where =</text:p>
      <text:p text:style-name="Preformatted_20_Text">I walk you through a step by step process for predicting and improving beha=</text:p>
      <text:p text:style-name="Preformatted_20_Text">vior.</text:p>
      <text:p text:style-name="Preformatted_20_Text"></text:p>
      <text:p text:style-name="Preformatted_20_Text"><text:soft-page-break/>=C2=A0</text:p>
      <text:p text:style-name="Preformatted_20_Text"></text:p>
      <text:p text:style-name="Preformatted_20_Text">Sometimes it can help to have friends or family take the quiz as you (we mi=</text:p>
      <text:p text:style-name="Preformatted_20_Text">ght subconsciously want to answer some of those questions one way, when our=</text:p>
      <text:p text:style-name="Preformatted_20_Text"><text:s/>true behavior is a little different). You can take this quiz as many times=</text:p>
      <text:p text:style-name="Preformatted_20_Text"><text:s/>as you like, so have another go!</text:p>
      <text:p text:style-name="Preformatted_20_Text"></text:p>
      <text:p text:style-name="Preformatted_20_Text">Take the Quiz Again</text:p>
      <text:p text:style-name="Preformatted_20_Text">( https://www.scienceofpeople.com/personality/?utm_campaign=3DDeliver+Quiz+=</text:p>
      <text:p text:style-name="Preformatted_20_Text">Results&amp;utm_content=3DYour+Big+5+Personality+Index+Results&amp;utm_id=3Dtomwhar=</text:p>
      <text:p text:style-name="Preformatted_20_Text">tung%40gmail.com&amp;utm_medium=3Demail_action&amp;utm_source=3Dcustomer.io )</text:p>
      <text:p text:style-name="Preformatted_20_Text"></text:p>
      <text:p text:style-name="Preformatted_20_Text">=C2=A0</text:p>
      <text:p text:style-name="Preformatted_20_Text"></text:p>
      <text:p text:style-name="Preformatted_20_Text">To your success,</text:p>
      <text:p text:style-name="Preformatted_20_Text"></text:p>
      <text:p text:style-name="Preformatted_20_Text">Image</text:p>
      <text:p text:style-name="Preformatted_20_Text"></text:p>
      <text:p text:style-name="Preformatted_20_Text">Behavioral Investigator</text:p>
      <text:p text:style-name="Preformatted_20_Text"></text:p>
      <text:p text:style-name="P1">Bestselling Author, Captivate: The Science of Succeeding with People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8T14:32:15.839537084</dc:date>
    <meta:editing-duration>PT3M47S</meta:editing-duration>
    <meta:editing-cycles>1</meta:editing-cycles>
    <meta:document-statistic meta:table-count="0" meta:image-count="0" meta:object-count="0" meta:page-count="4" meta:paragraph-count="198" meta:word-count="1069" meta:character-count="7424" meta:non-whitespace-character-count="6294"/>
  </office:meta>
</office:document-meta>
</file>